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ecker Simuation Zielsetzung/Anforderungen:(Was kann es)</text:p>
      <text:p text:style-name="P2">Unser Programm, welches wir als gGundlage für den Vergleich genutzt haben, wurde von uns</text:p>
      <text:p text:style-name="P2">Checker Simulation gennant. </text:p>
      <text:p text:style-name="P2">Es ist eine mit Java programmierte Anwendung, die bestimmte Dinge erfüllen sollte, damit wir die von uns programmierten Algorithmen darauf testen konnten.</text:p>
      <text:p text:style-name="P2">Es besitzt eine grafische Oberfläche, mit einem Spielfeld, einer Eingabe und Ausgabekonsole und weiteren Optionen. Es ist möglich Spiele sowohl gegen Computergegner, die dem Programm zu Verfügung stehen, als auch gegen einen anderen menschlichen Spieler zu spielen. Dies und andere Optionen kann man dann beim Start eines neuen Spiels auswählen. Mann kann auch noch beispielsweise die Anzahl der Runden bestimmen, die gespielt werden oder ob das Spiel ausgewertet werden soll. Die Auswertung befindet sich am Ende des Spiels dan im Resourcen Ordner und sammelt alle wichtigen Datein über das Spiel, sodass es im Nachhinein ausgewertet werden können.</text:p>
      <text:p text:style-name="P2">Auf der Console werden während und nach dem Spiel alle wichtigen Ereignisse, Fehler und Warnungen ausgegeben. Durch die Eingabe kann man auch Zugriff auch die Algortihmen kriegen.</text:p>
      <text:p text:style-name="P2">Des Weiteren gibt es eine große Anzahl an Kleinigkeiten, die das Programm anpassen und das arbeiten damit erleichtern. </text:p>
      <text:p text:style-name="P2">Zu dem gibt es die Möglichkeit ein anpassbarens neuronales Netz zu trainieren .</text:p>
      <text:p text:style-name="P2"/>
      <text:p text:style-name="Standard"><text:span text:style-name="T1">Das Prgramm wurde von uns mit der Programmiersprache Java entwickelt, da uns eine Objektorietierte programmierung wichtig war. Diese hat es uns ermöglich das Programm sinvoll zu strukturieren und damit zugänglicher für andere zu machen. Es ist auch einfacher Teile des Quellcodes wiederzuverwenden und Fehler auf Grund der Intuivität zu beheben. Zudem gibt es noch weitere Vorteile, die unsere Entscheidung maßgeblich beeinflußt haben. Java ist eine weit verbreitete Programmiersprache, die besonders auf füe uns wichtige Werte wie Sicherheit, Portabilität und </text:span>Parallelisierbarkeit<text:span text:style-name="T1"> legt.</text:span></text:p>
      <text:p text:style-name="P2">Natürlich müssen auch die schwächen kurz erwähnt werden,denn Java ist in viele Bereichen nicht so effizient wie andere Programmiersprachen beispielsweisen durch die ... .Jedoch unter Berücksichtigung der anderen Aspekte, läßt sich sagen, dass Java für unsere Ansprüche eine druchaus berechtige Wahl gewesen ist.</text:p>
      <text:p text:style-name="P2">Die Entwicklungsumgebung, die wir gewählt haben, ist Eclipse. Diese IDE hat sich als sehr zuverlässig erwiesen und bietet einige Vorteile zu der inder Schule genutzen Umgebung BlueGAY wie zum Beispiel eine größere Anzahl an funktionen, die das Programmieren vereinfacht haben und die bessenren Debugmöglichkeiten. </text:p>
      <text:p text:style-name="P2">Außerdem haben wir als Sprache für den Quellcode und die Dokumentation Englisch verwendet. Englisch ist eine weltweit verbreitete Sprache, die mitlerweile in der Arbeitswelt aufgrund der fortschreitenden Globalisierung als der Grundlage der Kommunikation gilt. Unser Programm wird dadurch nicht nur auf den deutschsprschigen Raum begrenzt, sonderen für jeden zugänglich sein, der sich damit befassen möchte. Deswegen haben wir auch eine auf Englsich formultierete README Datei verfasst, die das Programm kurz und verständlich erläuter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8M41S</meta:editing-duration>
    <meta:editing-cycles>9</meta:editing-cycles>
    <meta:generator>OpenOffice/4.1.4$Win32 OpenOffice.org_project/414m5$Build-9788</meta:generator>
    <dc:date>2018-01-04T16:47:33.16</dc:date>
    <meta:document-statistic meta:table-count="0" meta:image-count="0" meta:object-count="0" meta:page-count="1" meta:paragraph-count="12" meta:word-count="440" meta:character-count="3102"/>
    <meta:user-defined meta:name="Info 1"/>
    <meta:user-defined meta:name="Info 2"/>
    <meta:user-defined meta:name="Info 3"/>
    <meta:user-defined meta:name="Info 4"/>
  </office:meta>
</office:document-meta>
</file>